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141cm"/>
    </style:style>
    <style:style style:name="co6" style:family="table-column">
      <style:table-column-properties fo:break-before="auto" style:column-width="3.011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3.8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.999cm" svg:height="13.446cm" svg:x="31.357cm" svg:y="0.783cm">
            <draw:object draw:notify-on-update-of-ranges="res.D2:res.D11 res.A2:res.A2 res.F2:res.F11 res.A12:res.A12 res.F12:res.F21 res.A22:res.A22 res.F22:res.F28 res.A29:res.A29 res.F29:res.F34 res.A35:res.A35 res.F35:res.F44 res.A45:res.A45 res.F45:res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3.446cm" svg:x="31.385cm" svg:y="14.968cm">
            <draw:object draw:notify-on-update-of-ranges="res.D2:res.D11 res.A2:res.A2 res.I2:res.I11 res.A12:res.A12 res.I12:res.I21 res.A22:res.A22 res.I22:res.I28 res.A29:res.A29 res.I29:res.I34 res.A35:res.A35 res.I35:res.I44 res.A45:res.A45 res.I45:res.I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77cm" svg:height="16.376cm" svg:x="0.357cm" svg:y="24.769cm">
            <draw:object draw:notify-on-update-of-ranges="res.D2:res.D11 res.A2:res.A2 res.E2:res.E11 res.A12:res.A12 res.E12:res.E21 res.A22:res.A22 res.E22:res.E28 res.A29:res.A29 res.E29:res.E34 res.A35:res.A35 res.E35:res.E44 res.A45:res.A45 res.E45:res.E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13.446cm" svg:x="0.203cm" svg:y="42.012cm">
            <draw:object draw:notify-on-update-of-ranges="res.D2:res.D11 res.A2:res.A2 res.F2:res.F11 res.A12:res.A12 res.F12:res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3.446cm" svg:x="16.737cm" svg:y="42.107cm">
            <draw:object draw:notify-on-update-of-ranges="res.D2:res.D11 res.A2:res.A2 res.I2:res.I11 res.A12:res.A12 res.I12:res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843cm" svg:height="13.546cm" svg:x="33.041cm" svg:y="42.132cm">
            <draw:object draw:notify-on-update-of-ranges="res.D2:res.D11 res.A2:res.A2 res.E2:res.E11 res.A12:res.A12 res.E12:res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0.00069357" calcext:value-type="float">
            <text:p>0,00069357</text:p>
          </table:table-cell>
          <table:table-cell office:value-type="float" office:value="332104" calcext:value-type="float">
            <text:p>332104</text:p>
          </table:table-cell>
          <table:table-cell office:value-type="float" office:value="2303" calcext:value-type="float">
            <text:p>2303</text:p>
          </table:table-cell>
          <table:table-cell office:value-type="float" office:value="332104" calcext:value-type="float">
            <text:p>33210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4138362" calcext:value-type="float">
            <text:p>0,004138362</text:p>
          </table:table-cell>
          <table:table-cell office:value-type="float" office:value="3041112" calcext:value-type="float">
            <text:p>3041112</text:p>
          </table:table-cell>
          <table:table-cell office:value-type="float" office:value="21203" calcext:value-type="float">
            <text:p>21203</text:p>
          </table:table-cell>
          <table:table-cell office:value-type="float" office:value="3125776" calcext:value-type="float">
            <text:p>3125776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4916067" calcext:value-type="float">
            <text:p>0,034916067</text:p>
          </table:table-cell>
          <table:table-cell office:value-type="float" office:value="4224968" calcext:value-type="float">
            <text:p>4224968</text:p>
          </table:table-cell>
          <table:table-cell office:value-type="float" office:value="210232" calcext:value-type="float">
            <text:p>210232</text:p>
          </table:table-cell>
          <table:table-cell office:value-type="float" office:value="30998608" calcext:value-type="float">
            <text:p>30998608</text:p>
          </table:table-cell>
          <table:table-cell office:value-type="float" office:value="1703936" calcext:value-type="float">
            <text:p>170393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99598398" calcext:value-type="float">
            <text:p>0,299598398</text:p>
          </table:table-cell>
          <table:table-cell office:value-type="float" office:value="6816264" calcext:value-type="float">
            <text:p>6816264</text:p>
          </table:table-cell>
          <table:table-cell office:value-type="float" office:value="2100390" calcext:value-type="float">
            <text:p>2100390</text:p>
          </table:table-cell>
          <table:table-cell office:value-type="float" office:value="309662040" calcext:value-type="float">
            <text:p>309662040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85682224" calcext:value-type="float">
            <text:p>0,985682224</text:p>
          </table:table-cell>
          <table:table-cell office:value-type="float" office:value="8773928" calcext:value-type="float">
            <text:p>8773928</text:p>
          </table:table-cell>
          <table:table-cell office:value-type="float" office:value="7000531" calcext:value-type="float">
            <text:p>7000531</text:p>
          </table:table-cell>
          <table:table-cell office:value-type="float" office:value="1032078088" calcext:value-type="float">
            <text:p>1032078088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935657404" calcext:value-type="float">
            <text:p>2,935657404</text:p>
          </table:table-cell>
          <table:table-cell office:value-type="float" office:value="7286552" calcext:value-type="float">
            <text:p>7286552</text:p>
          </table:table-cell>
          <table:table-cell office:value-type="float" office:value="21001138" calcext:value-type="float">
            <text:p>21001138</text:p>
          </table:table-cell>
          <table:table-cell office:value-type="float" office:value="3096141376" calcext:value-type="float">
            <text:p>3096141376</text:p>
          </table:table-cell>
          <table:table-cell office:value-type="float" office:value="3471608" calcext:value-type="float">
            <text:p>347160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.866786154" calcext:value-type="float">
            <text:p>5,866786154</text:p>
          </table:table-cell>
          <table:table-cell office:value-type="float" office:value="4069184" calcext:value-type="float">
            <text:p>4069184</text:p>
          </table:table-cell>
          <table:table-cell office:value-type="float" office:value="42001298" calcext:value-type="float">
            <text:p>42001298</text:p>
          </table:table-cell>
          <table:table-cell office:value-type="float" office:value="6192184368" calcext:value-type="float">
            <text:p>6192184368</text:p>
          </table:table-cell>
          <table:table-cell office:value-type="float" office:value="2031616" calcext:value-type="float">
            <text:p>203161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.799653857" calcext:value-type="float">
            <text:p>9,799653857</text:p>
          </table:table-cell>
          <table:table-cell office:value-type="float" office:value="3983960" calcext:value-type="float">
            <text:p>3983960</text:p>
          </table:table-cell>
          <table:table-cell office:value-type="float" office:value="70001386" calcext:value-type="float">
            <text:p>70001386</text:p>
          </table:table-cell>
          <table:table-cell office:value-type="float" office:value="10320231064" calcext:value-type="float">
            <text:p>1032023106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.637819221" calcext:value-type="float">
            <text:p>19,637819221</text:p>
          </table:table-cell>
          <table:table-cell office:value-type="float" office:value="5953496" calcext:value-type="float">
            <text:p>5953496</text:p>
          </table:table-cell>
          <table:table-cell office:value-type="float" office:value="140002533" calcext:value-type="float">
            <text:p>140002533</text:p>
          </table:table-cell>
          <table:table-cell office:value-type="float" office:value="20640413392" calcext:value-type="float">
            <text:p>20640413392</text:p>
          </table:table-cell>
          <table:table-cell office:value-type="float" office:value="2031616" calcext:value-type="float">
            <text:p>203161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9.595864785" calcext:value-type="float">
            <text:p>29,595864785</text:p>
          </table:table-cell>
          <table:table-cell office:value-type="float" office:value="5631472" calcext:value-type="float">
            <text:p>5631472</text:p>
          </table:table-cell>
          <table:table-cell office:value-type="float" office:value="210003504" calcext:value-type="float">
            <text:p>210003504</text:p>
          </table:table-cell>
          <table:table-cell office:value-type="float" office:value="30960569296" calcext:value-type="float">
            <text:p>30960569296</text:p>
          </table:table-cell>
          <table:table-cell office:value-type="float" office:value="3471608" calcext:value-type="float">
            <text:p>347160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0.0015098" calcext:value-type="float">
            <text:p>0,0015098</text:p>
          </table:table-cell>
          <table:table-cell office:value-type="float" office:value="443672" calcext:value-type="float">
            <text:p>443672</text:p>
          </table:table-cell>
          <table:table-cell office:value-type="float" office:value="2538" calcext:value-type="float">
            <text:p>2538</text:p>
          </table:table-cell>
          <table:table-cell office:value-type="float" office:value="443672" calcext:value-type="float">
            <text:p>44367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6630489" calcext:value-type="float">
            <text:p>0,006630489</text:p>
          </table:table-cell>
          <table:table-cell office:value-type="float" office:value="3925936" calcext:value-type="float">
            <text:p>3925936</text:p>
          </table:table-cell>
          <table:table-cell office:value-type="float" office:value="23609" calcext:value-type="float">
            <text:p>23609</text:p>
          </table:table-cell>
          <table:table-cell office:value-type="float" office:value="4101016" calcext:value-type="float">
            <text:p>4101016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55506016" calcext:value-type="float">
            <text:p>0,055506016</text:p>
          </table:table-cell>
          <table:table-cell office:value-type="float" office:value="7030600" calcext:value-type="float">
            <text:p>7030600</text:p>
          </table:table-cell>
          <table:table-cell office:value-type="float" office:value="216770" calcext:value-type="float">
            <text:p>216770</text:p>
          </table:table-cell>
          <table:table-cell office:value-type="float" office:value="33520664" calcext:value-type="float">
            <text:p>3352066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519333399" calcext:value-type="float">
            <text:p>0,519333399</text:p>
          </table:table-cell>
          <table:table-cell office:value-type="float" office:value="14606312" calcext:value-type="float">
            <text:p>14606312</text:p>
          </table:table-cell>
          <table:table-cell office:value-type="float" office:value="2116786" calcext:value-type="float">
            <text:p>2116786</text:p>
          </table:table-cell>
          <table:table-cell office:value-type="float" office:value="315489688" calcext:value-type="float">
            <text:p>315489688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689364167" calcext:value-type="float">
            <text:p>1,689364167</text:p>
          </table:table-cell>
          <table:table-cell office:value-type="float" office:value="15771000" calcext:value-type="float">
            <text:p>15771000</text:p>
          </table:table-cell>
          <table:table-cell office:value-type="float" office:value="7027061" calcext:value-type="float">
            <text:p>7027061</text:p>
          </table:table-cell>
          <table:table-cell office:value-type="float" office:value="1039776792" calcext:value-type="float">
            <text:p>1039776792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5.135244125" calcext:value-type="float">
            <text:p>5,135244125</text:p>
          </table:table-cell>
          <table:table-cell office:value-type="float" office:value="27443720" calcext:value-type="float">
            <text:p>27443720</text:p>
          </table:table-cell>
          <table:table-cell office:value-type="float" office:value="21105529" calcext:value-type="float">
            <text:p>21105529</text:p>
          </table:table-cell>
          <table:table-cell office:value-type="float" office:value="3113859896" calcext:value-type="float">
            <text:p>3113859896</text:p>
          </table:table-cell>
          <table:table-cell office:value-type="float" office:value="73072888" calcext:value-type="float">
            <text:p>7307288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.409532444" calcext:value-type="float">
            <text:p>10,409532444</text:p>
          </table:table-cell>
          <table:table-cell office:value-type="float" office:value="43475568" calcext:value-type="float">
            <text:p>43475568</text:p>
          </table:table-cell>
          <table:table-cell office:value-type="float" office:value="42418013" calcext:value-type="float">
            <text:p>42418013</text:p>
          </table:table-cell>
          <table:table-cell office:value-type="float" office:value="6244630240" calcext:value-type="float">
            <text:p>6244630240</text:p>
          </table:table-cell>
          <table:table-cell office:value-type="float" office:value="212046072" calcext:value-type="float">
            <text:p>21204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.034099415" calcext:value-type="float">
            <text:p>17,034099415</text:p>
          </table:table-cell>
          <table:table-cell office:value-type="float" office:value="28287584" calcext:value-type="float">
            <text:p>28287584</text:p>
          </table:table-cell>
          <table:table-cell office:value-type="float" office:value="70346104" calcext:value-type="float">
            <text:p>70346104</text:p>
          </table:table-cell>
          <table:table-cell office:value-type="float" office:value="10362217448" calcext:value-type="float">
            <text:p>10362217448</text:p>
          </table:table-cell>
          <table:table-cell office:value-type="float" office:value="71698432" calcext:value-type="float">
            <text:p>7169843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4.905011078" calcext:value-type="float">
            <text:p>34,905011078</text:p>
          </table:table-cell>
          <table:table-cell office:value-type="float" office:value="52288744" calcext:value-type="float">
            <text:p>52288744</text:p>
          </table:table-cell>
          <table:table-cell office:value-type="float" office:value="141746739" calcext:value-type="float">
            <text:p>141746739</text:p>
          </table:table-cell>
          <table:table-cell office:value-type="float" office:value="20822256152" calcext:value-type="float">
            <text:p>20822256152</text:p>
          </table:table-cell>
          <table:table-cell office:value-type="float" office:value="212357368" calcext:value-type="float">
            <text:p>21235736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2.325511372" calcext:value-type="float">
            <text:p>52,325511372</text:p>
          </table:table-cell>
          <table:table-cell office:value-type="float" office:value="42180960" calcext:value-type="float">
            <text:p>42180960</text:p>
          </table:table-cell>
          <table:table-cell office:value-type="float" office:value="212733135" calcext:value-type="float">
            <text:p>212733135</text:p>
          </table:table-cell>
          <table:table-cell office:value-type="float" office:value="31234995456" calcext:value-type="float">
            <text:p>31234995456</text:p>
          </table:table-cell>
          <table:table-cell office:value-type="float" office:value="141332480" calcext:value-type="float">
            <text:p>14133248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000872436" calcext:value-type="float">
            <text:p>0,000872436</text:p>
          </table:table-cell>
          <table:table-cell office:value-type="float" office:value="342432" calcext:value-type="float">
            <text:p>342432</text:p>
          </table:table-cell>
          <table:table-cell office:value-type="float" office:value="2332" calcext:value-type="float">
            <text:p>2332</text:p>
          </table:table-cell>
          <table:table-cell office:value-type="float" office:value="342432" calcext:value-type="float">
            <text:p>34243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.003940654" calcext:value-type="float">
            <text:p>0,003940654</text:p>
          </table:table-cell>
          <table:table-cell office:value-type="float" office:value="3120656" calcext:value-type="float">
            <text:p>3120656</text:p>
          </table:table-cell>
          <table:table-cell office:value-type="float" office:value="21202" calcext:value-type="float">
            <text:p>21202</text:p>
          </table:table-cell>
          <table:table-cell office:value-type="float" office:value="3199512" calcext:value-type="float">
            <text:p>3199512</text:p>
          </table:table-cell>
          <table:table-cell office:value-type="float" office:value="851968" calcext:value-type="float">
            <text:p>85196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.032745629" calcext:value-type="float">
            <text:p>0,032745629</text:p>
          </table:table-cell>
          <table:table-cell office:value-type="float" office:value="25643776" calcext:value-type="float">
            <text:p>25643776</text:p>
          </table:table-cell>
          <table:table-cell office:value-type="float" office:value="210240" calcext:value-type="float">
            <text:p>210240</text:p>
          </table:table-cell>
          <table:table-cell office:value-type="float" office:value="31711072" calcext:value-type="float">
            <text:p>31711072</text:p>
          </table:table-cell>
          <table:table-cell office:value-type="float" office:value="1703936" calcext:value-type="float">
            <text:p>170393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.304849506" calcext:value-type="float">
            <text:p>0,304849506</text:p>
          </table:table-cell>
          <table:table-cell office:value-type="float" office:value="37926304" calcext:value-type="float">
            <text:p>37926304</text:p>
          </table:table-cell>
          <table:table-cell office:value-type="float" office:value="2100235" calcext:value-type="float">
            <text:p>2100235</text:p>
          </table:table-cell>
          <table:table-cell office:value-type="float" office:value="316835568" calcext:value-type="float">
            <text:p>316835568</text:p>
          </table:table-cell>
          <table:table-cell office:value-type="float" office:value="216015096" calcext:value-type="float">
            <text:p>21601509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1.008990925" calcext:value-type="float">
            <text:p>1,008990925</text:p>
          </table:table-cell>
          <table:table-cell office:value-type="float" office:value="152358832" calcext:value-type="float">
            <text:p>152358832</text:p>
          </table:table-cell>
          <table:table-cell office:value-type="float" office:value="7000276" calcext:value-type="float">
            <text:p>7000276</text:p>
          </table:table-cell>
          <table:table-cell office:value-type="float" office:value="1056038640" calcext:value-type="float">
            <text:p>1056038640</text:p>
          </table:table-cell>
          <table:table-cell office:value-type="float" office:value="851736064" calcext:value-type="float">
            <text:p>85173606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2.839024672" calcext:value-type="float">
            <text:p>2,839024672</text:p>
          </table:table-cell>
          <table:table-cell office:value-type="float" office:value="440283088" calcext:value-type="float">
            <text:p>440283088</text:p>
          </table:table-cell>
          <table:table-cell office:value-type="float" office:value="21000246" calcext:value-type="float">
            <text:p>21000246</text:p>
          </table:table-cell>
          <table:table-cell office:value-type="float" office:value="3168045040" calcext:value-type="float">
            <text:p>3168045040</text:p>
          </table:table-cell>
          <table:table-cell office:value-type="float" office:value="2062373496" calcext:value-type="float">
            <text:p>206237349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6.043024871" calcext:value-type="float">
            <text:p>6,043024871</text:p>
          </table:table-cell>
          <table:table-cell office:value-type="float" office:value="846052752" calcext:value-type="float">
            <text:p>846052752</text:p>
          </table:table-cell>
          <table:table-cell office:value-type="float" office:value="42000243" calcext:value-type="float">
            <text:p>42000243</text:p>
          </table:table-cell>
          <table:table-cell office:value-type="float" office:value="6336046192" calcext:value-type="float">
            <text:p>6336046192</text:p>
          </table:table-cell>
          <table:table-cell office:value-type="float" office:value="5037207640" calcext:value-type="float">
            <text:p>503720764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" calcext:value-type="float">
            <text:p>3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19296" calcext:value-type="float">
            <text:p>0,000519296</text:p>
          </table:table-cell>
          <table:table-cell office:value-type="float" office:value="464976" calcext:value-type="float">
            <text:p>464976</text:p>
          </table:table-cell>
          <table:table-cell office:value-type="float" office:value="2738" calcext:value-type="float">
            <text:p>2738</text:p>
          </table:table-cell>
          <table:table-cell office:value-type="float" office:value="464976" calcext:value-type="float">
            <text:p>464976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24667338" calcext:value-type="float">
            <text:p>0,024667338</text:p>
          </table:table-cell>
          <table:table-cell office:value-type="float" office:value="7671136" calcext:value-type="float">
            <text:p>7671136</text:p>
          </table:table-cell>
          <table:table-cell office:value-type="float" office:value="121759" calcext:value-type="float">
            <text:p>121759</text:p>
          </table:table-cell>
          <table:table-cell office:value-type="float" office:value="9964992" calcext:value-type="float">
            <text:p>9964992</text:p>
          </table:table-cell>
          <table:table-cell office:value-type="float" office:value="3340536" calcext:value-type="float">
            <text:p>3340536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7826398" calcext:value-type="float">
            <text:p>0,047826398</text:p>
          </table:table-cell>
          <table:table-cell office:value-type="float" office:value="36966640" calcext:value-type="float">
            <text:p>36966640</text:p>
          </table:table-cell>
          <table:table-cell office:value-type="float" office:value="270291" calcext:value-type="float">
            <text:p>270291</text:p>
          </table:table-cell>
          <table:table-cell office:value-type="float" office:value="46490688" calcext:value-type="float">
            <text:p>46490688</text:p>
          </table:table-cell>
          <table:table-cell office:value-type="float" office:value="73072888" calcext:value-type="float">
            <text:p>7307288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65989623" calcext:value-type="float">
            <text:p>0,165989623</text:p>
          </table:table-cell>
          <table:table-cell office:value-type="float" office:value="446728024" calcext:value-type="float">
            <text:p>446728024</text:p>
          </table:table-cell>
          <table:table-cell office:value-type="float" office:value="2700055" calcext:value-type="float">
            <text:p>2700055</text:p>
          </table:table-cell>
          <table:table-cell office:value-type="float" office:value="468237000" calcext:value-type="float">
            <text:p>468237000</text:p>
          </table:table-cell>
          <table:table-cell office:value-type="float" office:value="1680155648" calcext:value-type="float">
            <text:p>168015564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25658661" calcext:value-type="float">
            <text:p>0,525658661</text:p>
          </table:table-cell>
          <table:table-cell office:value-type="float" office:value="1235220024" calcext:value-type="float">
            <text:p>1235220024</text:p>
          </table:table-cell>
          <table:table-cell office:value-type="float" office:value="9000081" calcext:value-type="float">
            <text:p>9000081</text:p>
          </table:table-cell>
          <table:table-cell office:value-type="float" office:value="1557197800" calcext:value-type="float">
            <text:p>1557197800</text:p>
          </table:table-cell>
          <table:table-cell office:value-type="float" office:value="5667355008" calcext:value-type="float">
            <text:p>566735500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970934357" calcext:value-type="float">
            <text:p>0,970934357</text:p>
          </table:table-cell>
          <table:table-cell office:value-type="float" office:value="2888208984" calcext:value-type="float">
            <text:p>2888208984</text:p>
          </table:table-cell>
          <table:table-cell office:value-type="float" office:value="27000516" calcext:value-type="float">
            <text:p>27000516</text:p>
          </table:table-cell>
          <table:table-cell office:value-type="float" office:value="4674567128" calcext:value-type="float">
            <text:p>4674567128</text:p>
          </table:table-cell>
          <table:table-cell office:value-type="float" office:value="17427040016" calcext:value-type="float">
            <text:p>17427040016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17369" calcext:value-type="float">
            <text:p>0,000517369</text:p>
          </table:table-cell>
          <table:table-cell office:value-type="float" office:value="272040" calcext:value-type="float">
            <text:p>272040</text:p>
          </table:table-cell>
          <table:table-cell office:value-type="float" office:value="1029" calcext:value-type="float">
            <text:p>1029</text:p>
          </table:table-cell>
          <table:table-cell office:value-type="float" office:value="272040" calcext:value-type="float">
            <text:p>272040</text:p>
          </table:table-cell>
          <table:table-cell office:value-type="float" office:value="1702136" calcext:value-type="float">
            <text:p>1702136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1971125" calcext:value-type="float">
            <text:p>0,001971125</text:p>
          </table:table-cell>
          <table:table-cell office:value-type="float" office:value="2503128" calcext:value-type="float">
            <text:p>2503128</text:p>
          </table:table-cell>
          <table:table-cell office:value-type="float" office:value="9230" calcext:value-type="float">
            <text:p>9230</text:p>
          </table:table-cell>
          <table:table-cell office:value-type="float" office:value="2503128" calcext:value-type="float">
            <text:p>2503128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19296343" calcext:value-type="float">
            <text:p>0,019296343</text:p>
          </table:table-cell>
          <table:table-cell office:value-type="float" office:value="11927488" calcext:value-type="float">
            <text:p>11927488</text:p>
          </table:table-cell>
          <table:table-cell office:value-type="float" office:value="91128" calcext:value-type="float">
            <text:p>91128</text:p>
          </table:table-cell>
          <table:table-cell office:value-type="float" office:value="24807168" calcext:value-type="float">
            <text:p>24807168</text:p>
          </table:table-cell>
          <table:table-cell office:value-type="float" office:value="1703936" calcext:value-type="float">
            <text:p>1703936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33417188" calcext:value-type="float">
            <text:p>0,133417188</text:p>
          </table:table-cell>
          <table:table-cell office:value-type="float" office:value="5162144" calcext:value-type="float">
            <text:p>5162144</text:p>
          </table:table-cell>
          <table:table-cell office:value-type="float" office:value="908293" calcext:value-type="float">
            <text:p>908293</text:p>
          </table:table-cell>
          <table:table-cell office:value-type="float" office:value="247571872" calcext:value-type="float">
            <text:p>247571872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11786337" calcext:value-type="float">
            <text:p>0,411786337</text:p>
          </table:table-cell>
          <table:table-cell office:value-type="float" office:value="3159936" calcext:value-type="float">
            <text:p>3159936</text:p>
          </table:table-cell>
          <table:table-cell office:value-type="float" office:value="3036403" calcext:value-type="float">
            <text:p>3036403</text:p>
          </table:table-cell>
          <table:table-cell office:value-type="float" office:value="826031496" calcext:value-type="float">
            <text:p>82603149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.159997938" calcext:value-type="float">
            <text:p>1,159997938</text:p>
          </table:table-cell>
          <table:table-cell office:value-type="float" office:value="4136864" calcext:value-type="float">
            <text:p>4136864</text:p>
          </table:table-cell>
          <table:table-cell office:value-type="float" office:value="9086379" calcext:value-type="float">
            <text:p>9086379</text:p>
          </table:table-cell>
          <table:table-cell office:value-type="float" office:value="2474667448" calcext:value-type="float">
            <text:p>2474667448</text:p>
          </table:table-cell>
          <table:table-cell office:value-type="float" office:value="2490368" calcext:value-type="float">
            <text:p>2490368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446759713" calcext:value-type="float">
            <text:p>2,446759713</text:p>
          </table:table-cell>
          <table:table-cell office:value-type="float" office:value="3694368" calcext:value-type="float">
            <text:p>3694368</text:p>
          </table:table-cell>
          <table:table-cell office:value-type="float" office:value="18210538" calcext:value-type="float">
            <text:p>18210538</text:p>
          </table:table-cell>
          <table:table-cell office:value-type="float" office:value="4955812896" calcext:value-type="float">
            <text:p>495581289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.888927804" calcext:value-type="float">
            <text:p>3,888927804</text:p>
          </table:table-cell>
          <table:table-cell office:value-type="float" office:value="14237936" calcext:value-type="float">
            <text:p>14237936</text:p>
          </table:table-cell>
          <table:table-cell office:value-type="float" office:value="30279218" calcext:value-type="float">
            <text:p>30279218</text:p>
          </table:table-cell>
          <table:table-cell office:value-type="float" office:value="8250058936" calcext:value-type="float">
            <text:p>8250058936</text:p>
          </table:table-cell>
          <table:table-cell office:value-type="float" office:value="2031616" calcext:value-type="float">
            <text:p>2031616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.144963313" calcext:value-type="float">
            <text:p>8,144963313</text:p>
          </table:table-cell>
          <table:table-cell office:value-type="float" office:value="4947872" calcext:value-type="float">
            <text:p>4947872</text:p>
          </table:table-cell>
          <table:table-cell office:value-type="float" office:value="60698954" calcext:value-type="float">
            <text:p>60698954</text:p>
          </table:table-cell>
          <table:table-cell office:value-type="float" office:value="16516879696" calcext:value-type="float">
            <text:p>16516879696</text:p>
          </table:table-cell>
          <table:table-cell office:value-type="float" office:value="3471608" calcext:value-type="float">
            <text:p>3471608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1.439652374" calcext:value-type="float">
            <text:p>11,439652374</text:p>
          </table:table-cell>
          <table:table-cell office:value-type="float" office:value="4522896" calcext:value-type="float">
            <text:p>4522896</text:p>
          </table:table-cell>
          <table:table-cell office:value-type="float" office:value="90868596" calcext:value-type="float">
            <text:p>90868596</text:p>
          </table:table-cell>
          <table:table-cell office:value-type="float" office:value="24748154616" calcext:value-type="float">
            <text:p>24748154616</text:p>
          </table:table-cell>
          <table:table-cell office:value-type="float" office:value="2490368" calcext:value-type="float">
            <text:p>249036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float" office:value="0.001055228" calcext:value-type="float">
            <text:p>0,001055228</text:p>
          </table:table-cell>
          <table:table-cell office:value-type="float" office:value="244200" calcext:value-type="float">
            <text:p>244200</text:p>
          </table:table-cell>
          <table:table-cell office:value-type="float" office:value="1029" calcext:value-type="float">
            <text:p>1029</text:p>
          </table:table-cell>
          <table:table-cell office:value-type="float" office:value="244200" calcext:value-type="float">
            <text:p>244200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083301" calcext:value-type="float">
            <text:p>0,003083301</text:p>
          </table:table-cell>
          <table:table-cell office:value-type="float" office:value="1533176" calcext:value-type="float">
            <text:p>1533176</text:p>
          </table:table-cell>
          <table:table-cell office:value-type="float" office:value="7211" calcext:value-type="float">
            <text:p>7211</text:p>
          </table:table-cell>
          <table:table-cell office:value-type="float" office:value="1533176" calcext:value-type="float">
            <text:p>1533176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16286338" calcext:value-type="float">
            <text:p>0,016286338</text:p>
          </table:table-cell>
          <table:table-cell office:value-type="float" office:value="2611728" calcext:value-type="float">
            <text:p>2611728</text:p>
          </table:table-cell>
          <table:table-cell office:value-type="float" office:value="63825" calcext:value-type="float">
            <text:p>63825</text:p>
          </table:table-cell>
          <table:table-cell office:value-type="float" office:value="12571288" calcext:value-type="float">
            <text:p>12571288</text:p>
          </table:table-cell>
          <table:table-cell office:value-type="float" office:value="1179648" calcext:value-type="float">
            <text:p>117964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38936383" calcext:value-type="float">
            <text:p>0,138936383</text:p>
          </table:table-cell>
          <table:table-cell office:value-type="float" office:value="2860864" calcext:value-type="float">
            <text:p>2860864</text:p>
          </table:table-cell>
          <table:table-cell office:value-type="float" office:value="621649" calcext:value-type="float">
            <text:p>621649</text:p>
          </table:table-cell>
          <table:table-cell office:value-type="float" office:value="120378056" calcext:value-type="float">
            <text:p>120378056</text:p>
          </table:table-cell>
          <table:table-cell office:value-type="float" office:value="1441792" calcext:value-type="float">
            <text:p>144179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4556686" calcext:value-type="float">
            <text:p>0,44556686</text:p>
          </table:table-cell>
          <table:table-cell office:value-type="float" office:value="2875472" calcext:value-type="float">
            <text:p>2875472</text:p>
          </table:table-cell>
          <table:table-cell office:value-type="float" office:value="2062261" calcext:value-type="float">
            <text:p>2062261</text:p>
          </table:table-cell>
          <table:table-cell office:value-type="float" office:value="397512256" calcext:value-type="float">
            <text:p>397512256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.414882241" calcext:value-type="float">
            <text:p>1,414882241</text:p>
          </table:table-cell>
          <table:table-cell office:value-type="float" office:value="8506896" calcext:value-type="float">
            <text:p>8506896</text:p>
          </table:table-cell>
          <table:table-cell office:value-type="float" office:value="6231878" calcext:value-type="float">
            <text:p>6231878</text:p>
          </table:table-cell>
          <table:table-cell office:value-type="float" office:value="1205638280" calcext:value-type="float">
            <text:p>1205638280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735260371" calcext:value-type="float">
            <text:p>2,735260371</text:p>
          </table:table-cell>
          <table:table-cell office:value-type="float" office:value="3697072" calcext:value-type="float">
            <text:p>3697072</text:p>
          </table:table-cell>
          <table:table-cell office:value-type="float" office:value="12302396" calcext:value-type="float">
            <text:p>12302396</text:p>
          </table:table-cell>
          <table:table-cell office:value-type="float" office:value="2375468880" calcext:value-type="float">
            <text:p>2375468880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.565715151" calcext:value-type="float">
            <text:p>4,565715151</text:p>
          </table:table-cell>
          <table:table-cell office:value-type="float" office:value="3884160" calcext:value-type="float">
            <text:p>3884160</text:p>
          </table:table-cell>
          <table:table-cell office:value-type="float" office:value="20410769" calcext:value-type="float">
            <text:p>20410769</text:p>
          </table:table-cell>
          <table:table-cell office:value-type="float" office:value="3946954264" calcext:value-type="float">
            <text:p>3946954264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9.170133543" calcext:value-type="float">
            <text:p>9,170133543</text:p>
          </table:table-cell>
          <table:table-cell office:value-type="float" office:value="3300976" calcext:value-type="float">
            <text:p>3300976</text:p>
          </table:table-cell>
          <table:table-cell office:value-type="float" office:value="40983706" calcext:value-type="float">
            <text:p>40983706</text:p>
          </table:table-cell>
          <table:table-cell office:value-type="float" office:value="7918155616" calcext:value-type="float">
            <text:p>7918155616</text:p>
          </table:table-cell>
          <table:table-cell office:value-type="float" office:value="1966080" calcext:value-type="float">
            <text:p>19660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4.292052255" calcext:value-type="float">
            <text:p>14,292052255</text:p>
          </table:table-cell>
          <table:table-cell office:value-type="float" office:value="17824000" calcext:value-type="float">
            <text:p>17824000</text:p>
          </table:table-cell>
          <table:table-cell office:value-type="float" office:value="61353908" calcext:value-type="float">
            <text:p>61353908</text:p>
          </table:table-cell>
          <table:table-cell office:value-type="float" office:value="11909002352" calcext:value-type="float">
            <text:p>11909002352</text:p>
          </table:table-cell>
          <table:table-cell office:value-type="float" office:value="71501824" calcext:value-type="float">
            <text:p>71501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0:18:50.0920146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2T10:21:07.344986498</dc:date>
    <meta:editing-duration>PT1H34M42S</meta:editing-duration>
    <meta:editing-cycles>7</meta:editing-cycles>
    <meta:generator>LibreOffice/6.3.4.2.0$Linux_X86_64 LibreOffice_project/30$Build-2</meta:generator>
    <dc:creator>Alex  Efros</dc:creator>
    <meta:document-statistic meta:table-count="1" meta:cell-count="486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46cm" svg:y="0.403cm" chart:style-name="ch2">
          <text:p>Alloc space</text:p>
        </chart:title>
        <chart:legend chart:legend-position="bottom" svg:x="1.927cm" svg:y="11.771cm" style:legend-expansion="wide" chart:style-name="ch3"/>
        <chart:plot-area chart:style-name="ch4" table:cell-range-address="res.D2:res.D11 res.A2:res.A2 res.F2:res.F54 res.A12:res.A12 res.A22:res.A22 res.A29:res.A29 res.A35:res.A35 res.A45:res.A45" chart:data-source-has-labels="both" svg:x="1.3cm" svg:y="1.428cm" svg:width="14.38cm" svg:height="8.941cm">
          <chartooo:coordinate-region svg:x="3.615cm" svg:y="1.428cm" svg:width="11.806cm" svg:height="7.06cm"/>
          <chart:axis chart:dimension="x" chart:name="primary-x" chart:style-name="ch5" chartooo:axis-type="auto">
            <chartooo:date-scale/>
            <chart:title svg:x="7.784cm" svg:y="10.638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407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11" chart:label-cell-address="res.A2:res.A2" chart:class="chart:line">
            <chart:data-point chart:repeated="10"/>
          </chart:series>
          <chart:series chart:style-name="ch11" chart:values-cell-range-address="res.F12:res.F21" chart:label-cell-address="res.A12:res.A12" chart:class="chart:line">
            <chart:data-point chart:repeated="10"/>
          </chart:series>
          <chart:series chart:style-name="ch12" chart:values-cell-range-address="res.F22:res.F28" chart:label-cell-address="res.A22:res.A22" chart:class="chart:line">
            <chart:data-point chart:repeated="7"/>
          </chart:series>
          <chart:series chart:style-name="ch13" chart:values-cell-range-address="res.F29:res.F34" chart:label-cell-address="res.A29:res.A29" chart:class="chart:line">
            <chart:data-point chart:repeated="6"/>
          </chart:series>
          <chart:series chart:style-name="ch14" chart:values-cell-range-address="res.F35:res.F44" chart:label-cell-address="res.A35:res.A35" chart:class="chart:line">
            <chart:data-point chart:repeated="10"/>
          </chart:series>
          <chart:series chart:style-name="ch15" chart:values-cell-range-address="res.F45:res.F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332104">
                <text:p>332104</text:p>
                <draw:g>
                  <svg:desc>res.F2:res.F11</svg:desc>
                </draw:g>
              </table:table-cell>
              <table:table-cell office:value-type="float" office:value="443672">
                <text:p>443672</text:p>
                <draw:g>
                  <svg:desc>res.F12:res.F21</svg:desc>
                </draw:g>
              </table:table-cell>
              <table:table-cell office:value-type="float" office:value="342432">
                <text:p>342432</text:p>
                <draw:g>
                  <svg:desc>res.F22:res.F28</svg:desc>
                </draw:g>
              </table:table-cell>
              <table:table-cell office:value-type="float" office:value="464976">
                <text:p>464976</text:p>
                <draw:g>
                  <svg:desc>res.F29:res.F34</svg:desc>
                </draw:g>
              </table:table-cell>
              <table:table-cell office:value-type="float" office:value="272040">
                <text:p>272040</text:p>
                <draw:g>
                  <svg:desc>res.F35:res.F44</svg:desc>
                </draw:g>
              </table:table-cell>
              <table:table-cell office:value-type="float" office:value="244200">
                <text:p>244200</text:p>
                <draw:g>
                  <svg:desc>res.F45:res.F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41112">
                <text:p>3041112</text:p>
              </table:table-cell>
              <table:table-cell office:value-type="float" office:value="3925936">
                <text:p>3925936</text:p>
              </table:table-cell>
              <table:table-cell office:value-type="float" office:value="3120656">
                <text:p>3120656</text:p>
              </table:table-cell>
              <table:table-cell office:value-type="float" office:value="7671136">
                <text:p>7671136</text:p>
              </table:table-cell>
              <table:table-cell office:value-type="float" office:value="2503128">
                <text:p>2503128</text:p>
              </table:table-cell>
              <table:table-cell office:value-type="float" office:value="1533176">
                <text:p>153317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224968">
                <text:p>4224968</text:p>
              </table:table-cell>
              <table:table-cell office:value-type="float" office:value="7030600">
                <text:p>7030600</text:p>
              </table:table-cell>
              <table:table-cell office:value-type="float" office:value="25643776">
                <text:p>25643776</text:p>
              </table:table-cell>
              <table:table-cell office:value-type="float" office:value="36966640">
                <text:p>36966640</text:p>
              </table:table-cell>
              <table:table-cell office:value-type="float" office:value="11927488">
                <text:p>11927488</text:p>
              </table:table-cell>
              <table:table-cell office:value-type="float" office:value="2611728">
                <text:p>261172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816264">
                <text:p>6816264</text:p>
              </table:table-cell>
              <table:table-cell office:value-type="float" office:value="14606312">
                <text:p>14606312</text:p>
              </table:table-cell>
              <table:table-cell office:value-type="float" office:value="37926304">
                <text:p>37926304</text:p>
              </table:table-cell>
              <table:table-cell office:value-type="float" office:value="446728024">
                <text:p>446728024</text:p>
              </table:table-cell>
              <table:table-cell office:value-type="float" office:value="5162144">
                <text:p>5162144</text:p>
              </table:table-cell>
              <table:table-cell office:value-type="float" office:value="2860864">
                <text:p>286086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773928">
                <text:p>8773928</text:p>
              </table:table-cell>
              <table:table-cell office:value-type="float" office:value="15771000">
                <text:p>15771000</text:p>
              </table:table-cell>
              <table:table-cell office:value-type="float" office:value="152358832">
                <text:p>152358832</text:p>
              </table:table-cell>
              <table:table-cell office:value-type="float" office:value="1235220024">
                <text:p>1235220024</text:p>
              </table:table-cell>
              <table:table-cell office:value-type="float" office:value="3159936">
                <text:p>3159936</text:p>
              </table:table-cell>
              <table:table-cell office:value-type="float" office:value="2875472">
                <text:p>287547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7286552">
                <text:p>7286552</text:p>
              </table:table-cell>
              <table:table-cell office:value-type="float" office:value="27443720">
                <text:p>27443720</text:p>
              </table:table-cell>
              <table:table-cell office:value-type="float" office:value="440283088">
                <text:p>440283088</text:p>
              </table:table-cell>
              <table:table-cell office:value-type="float" office:value="2888208984">
                <text:p>2888208984</text:p>
              </table:table-cell>
              <table:table-cell office:value-type="float" office:value="4136864">
                <text:p>4136864</text:p>
              </table:table-cell>
              <table:table-cell office:value-type="float" office:value="8506896">
                <text:p>8506896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4069184">
                <text:p>4069184</text:p>
              </table:table-cell>
              <table:table-cell office:value-type="float" office:value="43475568">
                <text:p>43475568</text:p>
              </table:table-cell>
              <table:table-cell office:value-type="float" office:value="846052752">
                <text:p>846052752</text:p>
              </table:table-cell>
              <table:table-cell office:value-type="float" office:value="NaN">
                <text:p>NaN</text:p>
              </table:table-cell>
              <table:table-cell office:value-type="float" office:value="3694368">
                <text:p>3694368</text:p>
              </table:table-cell>
              <table:table-cell office:value-type="float" office:value="3697072">
                <text:p>369707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983960">
                <text:p>3983960</text:p>
              </table:table-cell>
              <table:table-cell office:value-type="float" office:value="28287584">
                <text:p>2828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7936">
                <text:p>14237936</text:p>
              </table:table-cell>
              <table:table-cell office:value-type="float" office:value="3884160">
                <text:p>388416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953496">
                <text:p>5953496</text:p>
              </table:table-cell>
              <table:table-cell office:value-type="float" office:value="52288744">
                <text:p>5228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7872">
                <text:p>4947872</text:p>
              </table:table-cell>
              <table:table-cell office:value-type="float" office:value="3300976">
                <text:p>330097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631472">
                <text:p>5631472</text:p>
              </table:table-cell>
              <table:table-cell office:value-type="float" office:value="42180960">
                <text:p>42180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2896">
                <text:p>4522896</text:p>
              </table:table-cell>
              <table:table-cell office:value-type="float" office:value="17824000">
                <text:p>1782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308cm" svg:y="0.403cm" chart:style-name="ch2">
          <text:p>System memory</text:p>
        </chart:title>
        <chart:legend chart:legend-position="bottom" svg:x="1.927cm" svg:y="11.771cm" style:legend-expansion="wide" chart:style-name="ch3"/>
        <chart:plot-area chart:style-name="ch4" table:cell-range-address="res.D2:res.D11 res.A2:res.A2 res.I2:res.I54 res.A12:res.A12 res.A22:res.A22 res.A29:res.A29 res.A35:res.A35 res.A45:res.A45" chart:data-source-has-labels="both" svg:x="1.3cm" svg:y="1.428cm" svg:width="14.38cm" svg:height="8.941cm">
          <chartooo:coordinate-region svg:x="3.813cm" svg:y="1.428cm" svg:width="11.608cm" svg:height="7.06cm"/>
          <chart:axis chart:dimension="x" chart:name="primary-x" chart:style-name="ch5" chartooo:axis-type="auto">
            <chartooo:date-scale/>
            <chart:title svg:x="7.784cm" svg:y="10.638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407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11" chart:label-cell-address="res.A2:res.A2" chart:class="chart:line">
            <chart:data-point chart:repeated="10"/>
          </chart:series>
          <chart:series chart:style-name="ch11" chart:values-cell-range-address="res.I12:res.I21" chart:label-cell-address="res.A12:res.A12" chart:class="chart:line">
            <chart:data-point chart:repeated="10"/>
          </chart:series>
          <chart:series chart:style-name="ch12" chart:values-cell-range-address="res.I22:res.I28" chart:label-cell-address="res.A22:res.A22" chart:class="chart:line">
            <chart:data-point chart:repeated="7"/>
          </chart:series>
          <chart:series chart:style-name="ch13" chart:values-cell-range-address="res.I29:res.I34" chart:label-cell-address="res.A29:res.A29" chart:class="chart:line">
            <chart:data-point chart:repeated="6"/>
          </chart:series>
          <chart:series chart:style-name="ch14" chart:values-cell-range-address="res.I35:res.I44" chart:label-cell-address="res.A35:res.A35" chart:class="chart:line">
            <chart:data-point chart:repeated="10"/>
          </chart:series>
          <chart:series chart:style-name="ch15" chart:values-cell-range-address="res.I45:res.I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524288">
                <text:p>524288</text:p>
                <draw:g>
                  <svg:desc>res.I2:res.I11</svg:desc>
                </draw:g>
              </table:table-cell>
              <table:table-cell office:value-type="float" office:value="262144">
                <text:p>262144</text:p>
                <draw:g>
                  <svg:desc>res.I12:res.I21</svg:desc>
                </draw:g>
              </table:table-cell>
              <table:table-cell office:value-type="float" office:value="262144">
                <text:p>262144</text:p>
                <draw:g>
                  <svg:desc>res.I22:res.I28</svg:desc>
                </draw:g>
              </table:table-cell>
              <table:table-cell office:value-type="float" office:value="262144">
                <text:p>262144</text:p>
                <draw:g>
                  <svg:desc>res.I29:res.I34</svg:desc>
                </draw:g>
              </table:table-cell>
              <table:table-cell office:value-type="float" office:value="1702136">
                <text:p>1702136</text:p>
                <draw:g>
                  <svg:desc>res.I35:res.I44</svg:desc>
                </draw:g>
              </table:table-cell>
              <table:table-cell office:value-type="float" office:value="262144">
                <text:p>262144</text:p>
                <draw:g>
                  <svg:desc>res.I45:res.I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54104">
                <text:p>2554104</text:p>
              </table:table-cell>
              <table:table-cell office:value-type="float" office:value="2554104">
                <text:p>2554104</text:p>
              </table:table-cell>
              <table:table-cell office:value-type="float" office:value="851968">
                <text:p>851968</text:p>
              </table:table-cell>
              <table:table-cell office:value-type="float" office:value="3340536">
                <text:p>3340536</text:p>
              </table:table-cell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03936">
                <text:p>1703936</text:p>
              </table:table-cell>
              <table:table-cell office:value-type="float" office:value="3406072">
                <text:p>3406072</text:p>
              </table:table-cell>
              <table:table-cell office:value-type="float" office:value="1703936">
                <text:p>1703936</text:p>
              </table:table-cell>
              <table:table-cell office:value-type="float" office:value="73072888">
                <text:p>73072888</text:p>
              </table:table-cell>
              <table:table-cell office:value-type="float" office:value="1703936">
                <text:p>1703936</text:p>
              </table:table-cell>
              <table:table-cell office:value-type="float" office:value="1179648">
                <text:p>117964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43928">
                <text:p>3143928</text:p>
              </table:table-cell>
              <table:table-cell office:value-type="float" office:value="1966080">
                <text:p>1966080</text:p>
              </table:table-cell>
              <table:table-cell office:value-type="float" office:value="216015096">
                <text:p>216015096</text:p>
              </table:table-cell>
              <table:table-cell office:value-type="float" office:value="1680155648">
                <text:p>1680155648</text:p>
              </table:table-cell>
              <table:table-cell office:value-type="float" office:value="1966080">
                <text:p>1966080</text:p>
              </table:table-cell>
              <table:table-cell office:value-type="float" office:value="1441792">
                <text:p>14417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66080">
                <text:p>1966080</text:p>
              </table:table-cell>
              <table:table-cell office:value-type="float" office:value="3406072">
                <text:p>3406072</text:p>
              </table:table-cell>
              <table:table-cell office:value-type="float" office:value="851736064">
                <text:p>851736064</text:p>
              </table:table-cell>
              <table:table-cell office:value-type="float" office:value="5667355008">
                <text:p>5667355008</text:p>
              </table:table-cell>
              <table:table-cell office:value-type="float" office:value="3406072">
                <text:p>3406072</text:p>
              </table:table-cell>
              <table:table-cell office:value-type="float" office:value="3143928">
                <text:p>314392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71608">
                <text:p>3471608</text:p>
              </table:table-cell>
              <table:table-cell office:value-type="float" office:value="73072888">
                <text:p>73072888</text:p>
              </table:table-cell>
              <table:table-cell office:value-type="float" office:value="2062373496">
                <text:p>2062373496</text:p>
              </table:table-cell>
              <table:table-cell office:value-type="float" office:value="17427040016">
                <text:p>17427040016</text:p>
              </table:table-cell>
              <table:table-cell office:value-type="float" office:value="2490368">
                <text:p>2490368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031616">
                <text:p>2031616</text:p>
              </table:table-cell>
              <table:table-cell office:value-type="float" office:value="212046072">
                <text:p>212046072</text:p>
              </table:table-cell>
              <table:table-cell office:value-type="float" office:value="5037207640">
                <text:p>5037207640</text:p>
              </table:table-cell>
              <table:table-cell office:value-type="float" office:value="NaN">
                <text:p>NaN</text:p>
              </table:table-cell>
              <table:table-cell office:value-type="float" office:value="3406072">
                <text:p>3406072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406072">
                <text:p>3406072</text:p>
              </table:table-cell>
              <table:table-cell office:value-type="float" office:value="71698432">
                <text:p>7169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616">
                <text:p>2031616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31616">
                <text:p>2031616</text:p>
              </table:table-cell>
              <table:table-cell office:value-type="float" office:value="212357368">
                <text:p>21235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608">
                <text:p>3471608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471608">
                <text:p>3471608</text:p>
              </table:table-cell>
              <table:table-cell office:value-type="float" office:value="141332480">
                <text:p>14133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368">
                <text:p>2490368</text:p>
              </table:table-cell>
              <table:table-cell office:value-type="float" office:value="71501824">
                <text:p>71501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78cm" svg:height="16.377cm" xlink:href=".." xlink:type="simple" chart:class="chart:line" chart:style-name="ch1">
        <chart:title svg:x="12.946cm" svg:y="0.462cm" chart:style-name="ch2">
          <text:p>Время выполнения</text:p>
        </chart:title>
        <chart:legend chart:legend-position="bottom" svg:x="6.798cm" svg:y="15.226cm" style:legend-expansion="wide" chart:style-name="ch3"/>
        <chart:plot-area chart:style-name="ch4" table:cell-range-address="res.D2:res.E11 res.A2:res.A2 res.A12:res.A12 res.E12:res.E54 res.A22:res.A22 res.A29:res.A29 res.A35:res.A35 res.A45:res.A45" chart:data-source-has-labels="both" svg:x="1.583cm" svg:y="1.546cm" svg:width="27.992cm" svg:height="12.219cm">
          <chartooo:coordinate-region svg:x="2.935cm" svg:y="1.759cm" svg:width="25.848cm" svg:height="11.332cm"/>
          <chart:axis chart:dimension="x" chart:name="primary-x" chart:style-name="ch5" chartooo:axis-type="auto">
            <chartooo:date-scale/>
            <chart:title svg:x="14.873cm" svg:y="14.093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8.347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11" chart:label-cell-address="res.A2:res.A2" chart:class="chart:line">
            <chart:data-point chart:repeated="10"/>
          </chart:series>
          <chart:series chart:style-name="ch11" chart:values-cell-range-address="res.E12:res.E21" chart:label-cell-address="res.A12:res.A12" chart:class="chart:line">
            <chart:data-point chart:repeated="10"/>
          </chart:series>
          <chart:series chart:style-name="ch12" chart:values-cell-range-address="res.E22:res.E28" chart:label-cell-address="res.A22:res.A22" chart:class="chart:line">
            <chart:data-point chart:repeated="7"/>
          </chart:series>
          <chart:series chart:style-name="ch13" chart:values-cell-range-address="res.E29:res.E34" chart:label-cell-address="res.A29:res.A29" chart:class="chart:line">
            <chart:data-point chart:repeated="6"/>
          </chart:series>
          <chart:series chart:style-name="ch14" chart:values-cell-range-address="res.E35:res.E44" chart:label-cell-address="res.A35:res.A35" chart:class="chart:line">
            <chart:data-point chart:repeated="10"/>
          </chart:series>
          <chart:series chart:style-name="ch15" chart:values-cell-range-address="res.E45:res.E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0.00069357">
                <text:p>0.00069357</text:p>
                <draw:g>
                  <svg:desc>res.E2:res.E11</svg:desc>
                </draw:g>
              </table:table-cell>
              <table:table-cell office:value-type="float" office:value="0.0015098">
                <text:p>0.0015098</text:p>
                <draw:g>
                  <svg:desc>res.E12:res.E21</svg:desc>
                </draw:g>
              </table:table-cell>
              <table:table-cell office:value-type="float" office:value="0.000872436">
                <text:p>0.000872436</text:p>
                <draw:g>
                  <svg:desc>res.E22:res.E28</svg:desc>
                </draw:g>
              </table:table-cell>
              <table:table-cell office:value-type="float" office:value="0.000519296">
                <text:p>0.000519296</text:p>
                <draw:g>
                  <svg:desc>res.E29:res.E34</svg:desc>
                </draw:g>
              </table:table-cell>
              <table:table-cell office:value-type="float" office:value="0.000517369">
                <text:p>0.000517369</text:p>
                <draw:g>
                  <svg:desc>res.E35:res.E44</svg:desc>
                </draw:g>
              </table:table-cell>
              <table:table-cell office:value-type="float" office:value="0.001055228">
                <text:p>0.001055228</text:p>
                <draw:g>
                  <svg:desc>res.E45:res.E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4138362">
                <text:p>0.004138362</text:p>
              </table:table-cell>
              <table:table-cell office:value-type="float" office:value="0.006630489">
                <text:p>0.006630489</text:p>
              </table:table-cell>
              <table:table-cell office:value-type="float" office:value="0.003940654">
                <text:p>0.003940654</text:p>
              </table:table-cell>
              <table:table-cell office:value-type="float" office:value="0.024667338">
                <text:p>0.024667338</text:p>
              </table:table-cell>
              <table:table-cell office:value-type="float" office:value="0.001971125">
                <text:p>0.001971125</text:p>
              </table:table-cell>
              <table:table-cell office:value-type="float" office:value="0.003083301">
                <text:p>0.0030833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4916067">
                <text:p>0.034916067</text:p>
              </table:table-cell>
              <table:table-cell office:value-type="float" office:value="0.055506016">
                <text:p>0.055506016</text:p>
              </table:table-cell>
              <table:table-cell office:value-type="float" office:value="0.032745629">
                <text:p>0.032745629</text:p>
              </table:table-cell>
              <table:table-cell office:value-type="float" office:value="0.047826398">
                <text:p>0.047826398</text:p>
              </table:table-cell>
              <table:table-cell office:value-type="float" office:value="0.019296343">
                <text:p>0.019296343</text:p>
              </table:table-cell>
              <table:table-cell office:value-type="float" office:value="0.016286338">
                <text:p>0.01628633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99598398">
                <text:p>0.299598398</text:p>
              </table:table-cell>
              <table:table-cell office:value-type="float" office:value="0.519333399">
                <text:p>0.519333399</text:p>
              </table:table-cell>
              <table:table-cell office:value-type="float" office:value="0.304849506">
                <text:p>0.304849506</text:p>
              </table:table-cell>
              <table:table-cell office:value-type="float" office:value="0.165989623">
                <text:p>0.165989623</text:p>
              </table:table-cell>
              <table:table-cell office:value-type="float" office:value="0.133417188">
                <text:p>0.133417188</text:p>
              </table:table-cell>
              <table:table-cell office:value-type="float" office:value="0.138936383">
                <text:p>0.1389363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85682224">
                <text:p>0.985682224</text:p>
              </table:table-cell>
              <table:table-cell office:value-type="float" office:value="1.689364167">
                <text:p>1.689364167</text:p>
              </table:table-cell>
              <table:table-cell office:value-type="float" office:value="1.008990925">
                <text:p>1.008990925</text:p>
              </table:table-cell>
              <table:table-cell office:value-type="float" office:value="0.525658661">
                <text:p>0.525658661</text:p>
              </table:table-cell>
              <table:table-cell office:value-type="float" office:value="0.411786337">
                <text:p>0.411786337</text:p>
              </table:table-cell>
              <table:table-cell office:value-type="float" office:value="0.44556686">
                <text:p>0.4455668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935657404">
                <text:p>2.935657404</text:p>
              </table:table-cell>
              <table:table-cell office:value-type="float" office:value="5.135244125">
                <text:p>5.135244125</text:p>
              </table:table-cell>
              <table:table-cell office:value-type="float" office:value="2.839024672">
                <text:p>2.839024672</text:p>
              </table:table-cell>
              <table:table-cell office:value-type="float" office:value="0.970934357">
                <text:p>0.970934357</text:p>
              </table:table-cell>
              <table:table-cell office:value-type="float" office:value="1.159997938">
                <text:p>1.159997938</text:p>
              </table:table-cell>
              <table:table-cell office:value-type="float" office:value="1.414882241">
                <text:p>1.41488224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866786154">
                <text:p>5.866786154</text:p>
              </table:table-cell>
              <table:table-cell office:value-type="float" office:value="10.409532444">
                <text:p>10.409532444</text:p>
              </table:table-cell>
              <table:table-cell office:value-type="float" office:value="6.043024871">
                <text:p>6.043024871</text:p>
              </table:table-cell>
              <table:table-cell office:value-type="float" office:value="NaN">
                <text:p>NaN</text:p>
              </table:table-cell>
              <table:table-cell office:value-type="float" office:value="2.446759713">
                <text:p>2.446759713</text:p>
              </table:table-cell>
              <table:table-cell office:value-type="float" office:value="2.735260371">
                <text:p>2.73526037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799653857">
                <text:p>9.799653857</text:p>
              </table:table-cell>
              <table:table-cell office:value-type="float" office:value="17.034099415">
                <text:p>17.03409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927804">
                <text:p>3.888927804</text:p>
              </table:table-cell>
              <table:table-cell office:value-type="float" office:value="4.565715151">
                <text:p>4.56571515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9.637819221">
                <text:p>19.637819221</text:p>
              </table:table-cell>
              <table:table-cell office:value-type="float" office:value="34.905011078">
                <text:p>34.90501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4963313">
                <text:p>8.144963313</text:p>
              </table:table-cell>
              <table:table-cell office:value-type="float" office:value="9.170133543">
                <text:p>9.17013354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9.595864785">
                <text:p>29.595864785</text:p>
              </table:table-cell>
              <table:table-cell office:value-type="float" office:value="52.325511372">
                <text:p>52.32551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39652374">
                <text:p>11.439652374</text:p>
              </table:table-cell>
              <table:table-cell office:value-type="float" office:value="14.292052255">
                <text:p>14.292052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46cm" svg:y="0.403cm" chart:style-name="ch2">
          <text:p>Alloc space</text:p>
        </chart:title>
        <chart:legend chart:legend-position="bottom" svg:x="4.89cm" svg:y="12.821cm" style:legend-expansion="wide" chart:style-name="ch3"/>
        <chart:plot-area chart:style-name="ch4" table:cell-range-address="res.D2:res.D11 res.A2:res.A2 res.F2:res.F21 res.A12:res.A12" chart:data-source-has-labels="both" svg:x="1.3cm" svg:y="1.428cm" svg:width="14.38cm" svg:height="9.991cm">
          <chartooo:coordinate-region svg:x="3.24cm" svg:y="1.428cm" svg:width="12.201cm" svg:height="8.11cm"/>
          <chart:axis chart:dimension="x" chart:name="primary-x" chart:style-name="ch5" chartooo:axis-type="auto">
            <chartooo:date-scale/>
            <chart:title svg:x="7.784cm" svg:y="11.688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932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11" chart:label-cell-address="res.A2:res.A2" chart:class="chart:line">
            <chart:data-point chart:repeated="10"/>
          </chart:series>
          <chart:series chart:style-name="ch11" chart:values-cell-range-address="res.F12:res.F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332104">
                <text:p>332104</text:p>
                <draw:g>
                  <svg:desc>res.F2:res.F11</svg:desc>
                </draw:g>
              </table:table-cell>
              <table:table-cell office:value-type="float" office:value="443672">
                <text:p>443672</text:p>
                <draw:g>
                  <svg:desc>res.F12:res.F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41112">
                <text:p>3041112</text:p>
              </table:table-cell>
              <table:table-cell office:value-type="float" office:value="3925936">
                <text:p>392593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224968">
                <text:p>4224968</text:p>
              </table:table-cell>
              <table:table-cell office:value-type="float" office:value="7030600">
                <text:p>7030600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6816264">
                <text:p>6816264</text:p>
              </table:table-cell>
              <table:table-cell office:value-type="float" office:value="14606312">
                <text:p>146063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773928">
                <text:p>8773928</text:p>
              </table:table-cell>
              <table:table-cell office:value-type="float" office:value="15771000">
                <text:p>1577100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7286552">
                <text:p>7286552</text:p>
              </table:table-cell>
              <table:table-cell office:value-type="float" office:value="27443720">
                <text:p>2744372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4069184">
                <text:p>4069184</text:p>
              </table:table-cell>
              <table:table-cell office:value-type="float" office:value="43475568">
                <text:p>4347556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983960">
                <text:p>3983960</text:p>
              </table:table-cell>
              <table:table-cell office:value-type="float" office:value="28287584">
                <text:p>2828758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953496">
                <text:p>5953496</text:p>
              </table:table-cell>
              <table:table-cell office:value-type="float" office:value="52288744">
                <text:p>5228874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5631472">
                <text:p>5631472</text:p>
              </table:table-cell>
              <table:table-cell office:value-type="float" office:value="42180960">
                <text:p>421809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308cm" svg:y="0.403cm" chart:style-name="ch2">
          <text:p>System memory</text:p>
        </chart:title>
        <chart:legend chart:legend-position="bottom" svg:x="4.89cm" svg:y="12.821cm" style:legend-expansion="wide" chart:style-name="ch3"/>
        <chart:plot-area chart:style-name="ch4" table:cell-range-address="res.D2:res.D11 res.A2:res.A2 res.I2:res.I21 res.A12:res.A12" chart:data-source-has-labels="both" svg:x="1.3cm" svg:y="1.428cm" svg:width="14.38cm" svg:height="9.991cm">
          <chartooo:coordinate-region svg:x="3.418cm" svg:y="1.428cm" svg:width="12.003cm" svg:height="8.109cm"/>
          <chart:axis chart:dimension="x" chart:name="primary-x" chart:style-name="ch5" chartooo:axis-type="auto">
            <chartooo:date-scale/>
            <chart:title svg:x="7.784cm" svg:y="11.688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932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11" chart:label-cell-address="res.A2:res.A2" chart:class="chart:line">
            <chart:data-point chart:repeated="10"/>
          </chart:series>
          <chart:series chart:style-name="ch11" chart:values-cell-range-address="res.I12:res.I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524288">
                <text:p>524288</text:p>
                <draw:g>
                  <svg:desc>res.I2:res.I11</svg:desc>
                </draw:g>
              </table:table-cell>
              <table:table-cell office:value-type="float" office:value="262144">
                <text:p>262144</text:p>
                <draw:g>
                  <svg:desc>res.I12:res.I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54104">
                <text:p>2554104</text:p>
              </table:table-cell>
              <table:table-cell office:value-type="float" office:value="2554104">
                <text:p>255410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03936">
                <text:p>1703936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43928">
                <text:p>3143928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66080">
                <text:p>1966080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71608">
                <text:p>3471608</text:p>
              </table:table-cell>
              <table:table-cell office:value-type="float" office:value="73072888">
                <text:p>7307288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031616">
                <text:p>2031616</text:p>
              </table:table-cell>
              <table:table-cell office:value-type="float" office:value="212046072">
                <text:p>21204607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406072">
                <text:p>3406072</text:p>
              </table:table-cell>
              <table:table-cell office:value-type="float" office:value="71698432">
                <text:p>7169843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31616">
                <text:p>2031616</text:p>
              </table:table-cell>
              <table:table-cell office:value-type="float" office:value="212357368">
                <text:p>21235736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471608">
                <text:p>3471608</text:p>
              </table:table-cell>
              <table:table-cell office:value-type="float" office:value="141332480">
                <text:p>1413324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44cm" svg:height="13.547cm" xlink:href=".." xlink:type="simple" chart:class="chart:line" chart:style-name="ch1">
        <chart:title svg:x="5.779cm" svg:y="0.405cm" chart:style-name="ch2">
          <text:p>Время выполнения</text:p>
        </chart:title>
        <chart:legend chart:legend-position="bottom" svg:x="4.812cm" svg:y="12.921cm" style:legend-expansion="wide" chart:style-name="ch3"/>
        <chart:plot-area chart:style-name="ch4" table:cell-range-address="res.D2:res.E11 res.A2:res.A2 res.A12:res.A12 res.E12:res.E21" chart:data-source-has-labels="both" svg:x="1.296cm" svg:y="1.432cm" svg:width="14.232cm" svg:height="10.085cm">
          <chartooo:coordinate-region svg:x="2.648cm" svg:y="1.432cm" svg:width="12.73cm" svg:height="8.204cm"/>
          <chart:axis chart:dimension="x" chart:name="primary-x" chart:style-name="ch5" chartooo:axis-type="auto">
            <chartooo:date-scale/>
            <chart:title svg:x="7.706cm" svg:y="11.788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7.166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11" chart:label-cell-address="res.A2:res.A2" chart:class="chart:line">
            <chart:data-point chart:repeated="10"/>
          </chart:series>
          <chart:series chart:style-name="ch11" chart:values-cell-range-address="res.E12:res.E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0.00069357">
                <text:p>0.00069357</text:p>
                <draw:g>
                  <svg:desc>res.E2:res.E11</svg:desc>
                </draw:g>
              </table:table-cell>
              <table:table-cell office:value-type="float" office:value="0.0015098">
                <text:p>0.0015098</text:p>
                <draw:g>
                  <svg:desc>res.E12:res.E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4138362">
                <text:p>0.004138362</text:p>
              </table:table-cell>
              <table:table-cell office:value-type="float" office:value="0.006630489">
                <text:p>0.00663048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4916067">
                <text:p>0.034916067</text:p>
              </table:table-cell>
              <table:table-cell office:value-type="float" office:value="0.055506016">
                <text:p>0.05550601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99598398">
                <text:p>0.299598398</text:p>
              </table:table-cell>
              <table:table-cell office:value-type="float" office:value="0.519333399">
                <text:p>0.5193333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85682224">
                <text:p>0.985682224</text:p>
              </table:table-cell>
              <table:table-cell office:value-type="float" office:value="1.689364167">
                <text:p>1.68936416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935657404">
                <text:p>2.935657404</text:p>
              </table:table-cell>
              <table:table-cell office:value-type="float" office:value="5.135244125">
                <text:p>5.135244125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866786154">
                <text:p>5.866786154</text:p>
              </table:table-cell>
              <table:table-cell office:value-type="float" office:value="10.409532444">
                <text:p>10.40953244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799653857">
                <text:p>9.799653857</text:p>
              </table:table-cell>
              <table:table-cell office:value-type="float" office:value="17.034099415">
                <text:p>17.03409941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9.637819221">
                <text:p>19.637819221</text:p>
              </table:table-cell>
              <table:table-cell office:value-type="float" office:value="34.905011078">
                <text:p>34.90501107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9.595864785">
                <text:p>29.595864785</text:p>
              </table:table-cell>
              <table:table-cell office:value-type="float" office:value="52.325511372">
                <text:p>52.3255113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